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12000000B8A32F700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roman" style:font-pitch="variable"/>
    <style:font-face style:name="NSimSun" svg:font-family="NSimSun" style:font-family-generic="modern" style:font-pitch="fixed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Encabezado">
      <style:paragraph-properties fo:line-height="200%" fo:text-align="end" style:justify-single-word="false"/>
    </style:style>
    <style:style style:name="P2" style:family="paragraph" style:parent-style-name="Encabezado">
      <style:paragraph-properties fo:text-align="end" style:justify-single-word="false"/>
    </style:style>
    <style:style style:name="P3" style:family="paragraph" style:parent-style-name="Standard">
      <style:text-properties officeooo:paragraph-rsid="00047f33"/>
    </style:style>
    <style:style style:name="P4" style:family="paragraph" style:parent-style-name="Standard">
      <style:text-properties fo:font-weight="bold" officeooo:rsid="00047f33" officeooo:paragraph-rsid="00047f33" style:font-weight-asian="bold" style:font-weight-complex="bold"/>
    </style:style>
    <style:style style:name="P5" style:family="paragraph" style:parent-style-name="Sin_20_espaciado" style:master-page-name="MP0">
      <style:paragraph-properties style:page-number="auto" fo:break-before="page"/>
    </style:style>
    <style:style style:name="P6" style:family="paragraph" style:parent-style-name="Sin_20_espaciado">
      <style:text-properties officeooo:paragraph-rsid="000647bb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officeooo:rsid="00047f3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647bb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officeooo:rsid="000984a1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6"><text:span text:style-name="T3">Figuras Geométricas (Herencia)</text:span><text:line-break/>Crea una jerarquía de clases para representar figuras geométricas. Defin<text:span text:style-name="T4">ir</text:span> una clase base abstracta <text:span text:style-name="T5">Figura</text:span> que contenga un método virtual puro <text:span text:style-name="T4">a</text:span>rea(). </text:p>
      <text:p text:style-name="P6">Luego, crea clases derivadas: Triangulo, Rectángulo y Cuadrado. Cada clase hija debe implementar su propia lógica para calcular el área. Finalmente, crea una función que reciba punteros a Figura y muestre el área correspondiente.</text:p>
      <text:p text:style-name="Standard"/>
      <text:p text:style-name="Standard"/>
      <text:p text:style-name="P4">Automóvil (composición y agregación)</text:p>
      <text:p text:style-name="P3">Crear un programa en C++ que simule un auto usando los conceptos de composición y agregación. Debe haber una clase <text:span text:style-name="T3">Motor</text:span> con un atributo de potencia <text:span text:style-name="T6">en hp </text:span>y un método para encenderlo. También una clase <text:span text:style-name="T3">Rueda</text:span>, con un atributo de <text:span text:style-name="T6">medida </text:span>y un método para rodar. Luego, una clase Auto que contenga un objeto Motor como parte interna (composición) y que reciba ruedas creadas por fuera (agregación). El auto debe tener un método arrancar() que encienda el motor y haga rodar las ruedas.<text:line-break/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roman" style:font-pitch="variable"/>
    <style:font-face style:name="NSimSun" svg:font-family="NSimSun" style:font-family-generic="modern" style:font-pitch="fixed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AR" fo:font-style="normal" style:text-underline-style="none" fo:font-weight="normal" style:letter-kerning="true" style:font-name-asian="WenQuanYi Zen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4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AR" fo:font-style="normal" style:text-underline-style="none" fo:font-weight="normal" style:letter-kerning="true" fo:background-color="transparent" style:font-name-asian="WenQuanYi Zen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Standard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hyphenation-ladder-count="no-limit" text:number-lines="false" text:line-number="0"/>
      <style:text-properties fo:font-size="6pt" style:font-size-asian="6pt" style:font-size-complex="6pt" fo:hyphenate="false" loext:hyphenation-no-caps="false" loext:hyphenation-no-last-word="false" loext:hyphenation-word-char-count="no-limit" loext:hyphenation-zone="no-limit"/>
    </style:style>
    <style:style style:name="Sin_20_espaciado" style:display-name="Sin espaciado" style:family="paragraph">
      <style:paragraph-properties fo:hyphenation-ladder-count="no-limit"/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Pie_20_de_20_página_20_Car" style:display-name="Pie de página Car" style:family="text" style:parent-style-name="Fuente_20_de_20_párrafo_20_predeter.">
      <style:text-properties style:font-name-complex="Mangal" style:font-family-complex="Mangal" style:font-family-generic-complex="roman" style:font-pitch-complex="variable" style:font-size-complex="10.5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Encabezado">
      <style:paragraph-properties fo:line-height="200%" fo:text-align="end" style:justify-single-word="false"/>
    </style:style>
    <style:style style:name="MP2" style:family="paragraph" style:parent-style-name="Encabezado">
      <style:paragraph-properties fo:text-align="end" style:justify-single-word="false"/>
    </style:style>
    <style:style style:name="MT1" style:family="text">
      <style:text-properties fo:font-size="13pt" fo:font-weight="bold" style:font-size-asian="13pt" style:font-weight-asian="bold" style:font-size-complex="13pt" style:font-weight-complex="bold"/>
    </style:style>
    <style:style style:name="MT2" style:family="text">
      <style:text-properties officeooo:rsid="00047f33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draw:frame draw:style-name="Mfr1" draw:name="Imagen1" text:anchor-type="paragraph" svg:x="0.235cm" svg:y="-0.504cm" svg:width="3.168cm" style:rel-width="scale" svg:height="2.129cm" style:rel-height="scale" draw:z-index="0"><draw:image xlink:href="Pictures/1000000000000112000000B8A32F7002.png" xlink:type="simple" xlink:show="embed" xlink:actuate="onLoad" draw:mime-type="image/png"/></draw:frame><text:span text:style-name="Fuente_20_de_20_párrafo_20_predeter."><text:span text:style-name="MT1">Programación Orientada a Objetos</text:span></text:span></text:p>
        <text:p text:style-name="MP2">Guía de trabajos prácticos numero 6 - <text:span text:style-name="MT2">Introdución</text:span></text:p>
        <text:p text:style-name="Horizontal_20_Line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5.2$Windows_X86_64 LibreOffice_project/bffef4ea93e59bebbeaf7f431bb02b1a39ee8a59</meta:generator>
    <meta:initial-creator>lbrambilla</meta:initial-creator>
    <meta:creation-date>2022-04-11T19:31:00Z</meta:creation-date>
    <dc:date>2025-05-11T00:30:50.627000000</dc:date>
    <meta:editing-cycles>5</meta:editing-cycles>
    <meta:editing-duration>PT8M54S</meta:editing-duration>
    <meta:document-statistic meta:table-count="0" meta:image-count="1" meta:object-count="0" meta:page-count="1" meta:paragraph-count="6" meta:word-count="159" meta:character-count="1011" meta:non-whitespace-character-count="855"/>
    <meta:template xlink:type="simple" xlink:actuate="onRequest" xlink:title="" xlink:href="../practica6.odt/Normal.dotm"/>
  </office:meta>
</office:document-meta>
</file>